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68cm" fo:min-width="5.58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828cm" fo:min-width="4.97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76cm" fo:min-width="5.04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262cm" fo:min-width="5.04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802cm" fo:min-width="5.8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xml:id="id1" draw:id="id1" draw:layer="layout" svg:width="8.6cm" svg:height="3.7cm" svg:x="6.5cm" svg:y="2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8cm" svg:y1="6.4cm" svg:x2="10.45cm" svg:y2="8.8cm" draw:start-shape="id1" draw:start-glue-point="8" draw:end-shape="id2" draw:end-glue-point="5" svg:d="M10800 6400v1201h-350v1199" svg:viewBox="0 0 351 2401">
          <text:p/>
        </draw:connector>
        <draw:custom-shape draw:style-name="gr3" draw:text-style-name="P1" xml:id="id2" draw:id="id2" draw:layer="layout" svg:width="8.7cm" svg:height="3.3cm" svg:x="6.1cm" svg:y="8.8cm">
          <text:p text:style-name="P1">Pobierz b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xml:id="id3" draw:id="id3" draw:layer="layout" svg:width="8.8cm" svg:height="2.9cm" svg:x="5.5cm" svg:y="14.5cm">
          <text:p text:style-name="P1">Wyprowadź 4*b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4" draw:id="id4" draw:layer="layout" svg:width="8.8cm" svg:height="2.4cm" svg:x="5.9cm" svg:y="19.6cm">
          <text:p text:style-name="P1">Wyprowadź bok*bo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svg:x1="10.45cm" svg:y1="12.1cm" svg:x2="9.9cm" svg:y2="14.5cm" draw:start-shape="id2" draw:start-glue-point="8" draw:end-shape="id3" svg:d="M10450 12100v1201h-550v1199" svg:viewBox="0 0 551 2401">
          <text:p/>
        </draw:connector>
        <draw:connector draw:style-name="gr2" draw:text-style-name="P2" draw:layer="layout" svg:x1="8.8cm" svg:y1="17.4cm" svg:x2="10.3cm" svg:y2="19.6cm" draw:start-shape="id3" draw:start-glue-point="7" draw:end-shape="id4" svg:d="M8800 17400v1101h1500v1099" svg:viewBox="0 0 1501 2201">
          <text:p/>
        </draw:connector>
        <draw:custom-shape draw:style-name="gr6" draw:text-style-name="P1" xml:id="id5" draw:id="id5" draw:layer="layout" svg:width="9cm" svg:height="2.9cm" svg:x="5.4cm" svg:y="24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9.2cm" svg:y1="22cm" svg:x2="9.9cm" svg:y2="24.6cm" draw:start-shape="id4" draw:start-glue-point="7" draw:end-shape="id5" draw:end-glue-point="4" svg:d="M9200 22000v1301h700v1299" svg:viewBox="0 0 701 26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2:08:57.705291215</meta:creation-date>
    <dc:date>2020-09-09T12:20:06.734926910</dc:date>
    <meta:editing-duration>PT59S</meta:editing-duration>
    <meta:editing-cycles>1</meta:editing-cycles>
    <meta:document-statistic meta:object-count="9"/>
    <meta:generator>LibreOffice/6.4.5.2$Linux_X86_64 LibreOffice_project/40$Build-2</meta:generator>
  </office:meta>
</office:document-meta>
</file>